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13.7cm"/>
    </style:style>
    <style:style style:name="co14" style:family="table-column">
      <style:table-column-properties fo:break-before="auto" style:column-width="6.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 style:data-style-name="N100">
      <style:table-cell-properties fo:background-color="#ffff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/>
        </table:table-row>
        <table:table-row table:style-name="ro3">
          <table:table-cell office:value-type="string" calcext:value-type="string">
            <text:p>org.kie.modules:aopalliance:6.2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aopalliance and version to IP BOM</text:p>
          </table:table-cell>
          <table:table-cell office:value-type="string" calcext:value-type="string">
            <text:p>Add to kpwd at bottom with note; Submit PR for IP BOM – version and dependency</text:p>
          </table:table-cell>
        </table:table-row>
        <table:table-row table:style-name="ro3">
          <table:table-cell office:value-type="string" calcext:value-type="string">
            <text:p>org.kie.modules:jakarta-regexp:6.2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jakarta and version to IP BOM</text:p>
          </table:table-cell>
          <table:table-cell office:value-type="string" calcext:value-type="string">
            <text:p>v old – can we remove it? - find who's using it and ask them</text:p>
          </table:table-cell>
        </table:table-row>
        <table:table-row table:style-name="ro3">
          <table:table-cell office:value-type="string" calcext:value-type="string">
            <text:p>org.kie.modules:org-apache-ant:6.2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nt version present, artifact missing</text:p>
          </table:table-cell>
          <table:table-cell office:value-type="string" calcext:value-type="string">
            <text:p>Add ant-launcher to IP BOM, org.apache.ant version already 1.8.2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org.kie.modules:org-apache-commons-lang3:6.2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arlier version present: commons-lang, v2.6</text:p>
          </table:table-cell>
          <table:table-cell office:value-type="string" calcext:value-type="string">
            <text:p>add commons-lang3, v3.1 (separate from commons-lang2)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org.kie.modules:org-apache-commons-math:6.2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, but commons-math3 is present</text:p>
          </table:table-cell>
          <table:table-cell office:value-type="string" calcext:value-type="string">
            <text:p>Get dev to check if commons-math3-3.2.jar works instead</text:p>
          </table:table-cell>
          <table:table-cell office:value-type="string" calcext:value-type="string">
            <text:p>? Geoffrey will check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Caution! lucene is using version 3.6.2 in parent BOM, and we use 4.0.</text:p>
          </table:table-cell>
          <table:table-cell office:value-type="string" calcext:value-type="string">
            <text:p>already in KPWD – nothing todo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Caution! lucene is using version 3.6.2 in parent BOM, and we use 4.0</text:p>
          </table:table-cell>
          <table:table-cell office:value-type="string" calcext:value-type="string">
            <text:p>already in KPWD – nothing todo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lready in IPBOM</text:p>
          </table:table-cell>
          <table:table-cell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ld – can we remove it?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/>
        </table:table-row>
        <table:table-row table:style-name="ro3">
          <table:table-cell table:style-name="ce6" office:value-type="string" calcext:value-type="string">
            <text:p>org.kie.modules:org-drools:6.2.0-SNAPSHOT</text:p>
          </table:table-cell>
          <table:table-cell table:style-name="ce6" office:value-type="string" calcext:value-type="string">
            <text:p>org.drools:drools-pmml:jar</text:p>
          </table:table-cell>
          <table:table-cell table:style-name="ce9" office:value-type="string" calcext:value-type="string">
            <text:p>${drools.version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ust remove &lt;version&gt; element from static module because now in drools itself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/>
        </table:table-row>
        <table:table-row table:style-name="ro3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version is 1.7.1 in fat war file – find out who's using it</text:p>
          </table:table-cell>
          <table:table-cell/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check org.eclipse / sonatype aether – ask mario Fusco</text:p>
          </table:table-cell>
          <table:table-cell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/>
        </table:table-row>
        <table:table-row table:style-name="ro3">
          <table:table-cell office:value-type="string" calcext:value-type="string">
            <text:p>org.kie.modules:org-tukaani:6.2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can we remove it? Figure it out</text:p>
          </table:table-cell>
        </table:table-row>
        <table:table-row table:style-name="ro3">
          <table:table-cell office:value-type="string" calcext:value-type="string">
            <text:p>org.kie.modules:xmlpull:6.2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org.kie.modules:xpp3:6.2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</table:table-row>
        <table:table-row table:style-name="ro3" table:number-rows-repeated="104854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4" table:target-range-address="Sheet5.A2:Sheet5.AMJ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14:07:46.8227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8-04T16:18:27.377178000</dc:date>
    <meta:editing-duration>PT6H50M39S</meta:editing-duration>
    <meta:editing-cycles>49</meta:editing-cycles>
    <meta:generator>LibreOffice/4.2.5.2$MacOSX_x86 LibreOffice_project/61cb170a04bb1f12e77c884eab9192be736ec5f5</meta:generator>
    <meta:document-statistic meta:table-count="5" meta:cell-count="2097" meta:object-count="0"/>
  </office:meta>
</office:document-meta>
</file>